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0800000008DD0ADA2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000000" draw:textarea-vertical-align="middle"/>
    </style:style>
    <style:style style:name="gr3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6cm" fo:min-width="0cm"/>
    </style:style>
    <style:style style:name="gr5" style:family="graphic" style:parent-style-name="standard">
      <style:graphic-properties draw:stroke="none" draw:fill="solid" draw:fill-color="#005651" draw:fill-gradient-name="Gradient_20_1" draw:fill-hatch-name="Black_20_0_20_Degrees" draw:fill-image-name="Empty" draw:textarea-horizontal-align="justify" draw:textarea-vertical-align="middle" draw:auto-grow-height="false" draw:shadow-offset-x="0.203cm" draw:shadow-offset-y="0.203cm"/>
    </style:style>
    <style:style style:name="gr6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161e60" draw:fill-gradient-name="Gradient_20_1" draw:fill-hatch-name="Black_20_0_20_Degrees" draw:fill-image-name="Empty" draw:textarea-horizontal-align="justify" draw:textarea-vertical-align="middle" draw:auto-grow-height="false" draw:shadow-offset-x="0.203cm" draw:shadow-offset-y="0.203cm"/>
    </style:style>
    <style:style style:name="gr8" style:family="graphic" style:parent-style-name="standard">
      <style:graphic-properties draw:stroke="none" draw:fill="solid" draw:fill-color="#ffffff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90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8cm" fo:min-width="0cm"/>
    </style:style>
    <style:style style:name="gr11" style:family="graphic" style:parent-style-name="standard">
      <style:graphic-properties draw:stroke="dash" draw:stroke-dash="Ultrafine_20_Dashed" svg:stroke-width="0cm" svg:stroke-color="#ffffff" draw:marker-start-width="0.203cm" draw:marker-end-width="0.203cm" draw:fill="none" draw:fill-color="#000000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stroke="none" draw:fill="hatch" draw:fill-color="#800000" draw:fill-gradient-name="Gradient_20_1" draw:fill-hatch-name="overlay" draw:fill-hatch-solid="false" draw:fill-image-name="Empty" draw:textarea-horizontal-align="justify" draw:textarea-vertical-align="middle" draw:auto-grow-height="false" draw:shadow-offset-x="0.203cm" draw:shadow-offset-y="0.2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3cm" fo:min-width="0cm"/>
    </style:style>
    <style:style style:name="gr14" style:family="graphic" style:parent-style-name="standard">
      <style:graphic-properties draw:fill="solid" draw:fill-color="#c9c9ea" draw:fill-gradient-name="Gradient_20_1" draw:fill-hatch-name="Black_20_0_20_Degrees" draw:fill-image-name="Empty" draw:textarea-horizontal-align="justify" draw:textarea-vertical-align="middle" draw:auto-grow-height="false" draw:shadow-offset-x="0.203cm" draw:shadow-offset-y="0.203cm"/>
    </style:style>
    <style:style style:name="gr15" style:family="graphic" style:parent-style-name="standard">
      <style:graphic-properties draw:stroke="none" draw:fill="solid" draw:fill-color="#808080" draw:fill-gradient-name="Gradient_20_1" draw:fill-hatch-name="Black_20_0_20_Degrees" draw:fill-image-name="Empty" draw:textarea-horizontal-align="justify" draw:textarea-vertical-align="middle" draw:auto-grow-height="false" draw:shadow-offset-x="0.203cm" draw:shadow-offset-y="0.203cm"/>
    </style:style>
    <style:style style:name="gr16" style:family="graphic" style:parent-style-name="standard">
      <style:graphic-properties draw:stroke="none" draw:fill="hatch" draw:fill-color="#464746" draw:fill-gradient-name="Gradient_20_1" draw:fill-hatch-name="overlay_20_gray" draw:fill-hatch-solid="false" draw:fill-image-name="Empty" draw:textarea-horizontal-align="justify" draw:textarea-vertical-align="middle" draw:auto-grow-height="false" draw:shadow-offset-x="0.203cm" draw:shadow-offset-y="0.203cm"/>
    </style:style>
    <style:style style:name="gr17" style:family="graphic" style:parent-style-name="standard">
      <style:graphic-properties draw:fill="solid" draw:fill-color="#000b3d" draw:fill-gradient-name="Gradient_20_1" draw:fill-hatch-name="Black_20_0_20_Degrees" draw:fill-image-name="Empty" draw:opacity="65%" draw:textarea-horizontal-align="justify" draw:textarea-vertical-align="middle" draw:auto-grow-height="false" draw:shadow-offset-x="0.203cm" draw:shadow-offset-y="0.203cm" draw:shadow-opacity="65%"/>
    </style:style>
    <style:style style:name="gr18" style:family="graphic" style:parent-style-name="standard">
      <style:graphic-properties draw:stroke="none" draw:fill="solid" draw:fill-color="#333333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stroke-dash="Ultrafine_20_Dashed" draw:fill="solid" draw:fill-color="#ffffff" draw:textarea-vertical-align="middle"/>
    </style:style>
    <style:style style:name="gr20" style:family="graphic" style:parent-style-name="standard">
      <style:graphic-properties draw:stroke="none" draw:fill="gradient" draw:fill-color="#001966" draw:fill-gradient-name="Gradient_20_7" draw:fill-hatch-name="Black_20_0_20_Degrees" draw:fill-image-name="Empty" draw:opacity="70%" draw:textarea-horizontal-align="justify" draw:textarea-vertical-align="middle" draw:auto-grow-height="false" draw:shadow-offset-x="0.203cm" draw:shadow-offset-y="0.203cm" draw:shadow-opacity="70%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56cm" fo:min-width="5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3cm" fo:min-width="18.765cm"/>
    </style:style>
    <style:style style:name="P1" style:family="paragraph">
      <style:text-properties fo:font-family="'URW Chancery L'" style:font-pitch="variable" fo:font-size="72pt" style:font-size-asian="72pt" style:font-size-complex="72pt"/>
    </style:style>
    <style:style style:name="P2" style:family="paragraph">
      <style:text-properties fo:font-family="'Linux Libertine Display O'" style:font-pitch="variable" fo:font-size="72pt" style:font-size-asian="72pt" style:font-size-complex="72pt"/>
    </style:style>
    <style:style style:name="P3" style:family="paragraph">
      <style:text-properties fo:font-family="Gentium" style:font-pitch="variable" fo:font-size="72pt" style:font-size-asian="72pt" style:font-size-complex="7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00000" fo:font-family="Gentium" style:font-pitch="variable" fo:font-size="54pt" style:font-size-asian="54pt" style:font-size-complex="54pt"/>
    </style:style>
    <style:style style:name="P6" style:family="paragraph">
      <style:text-properties fo:color="#000000" fo:font-family="'URW Chancery L'" style:font-pitch="variable" fo:font-size="54pt" style:font-size-asian="54pt" style:font-size-complex="54pt"/>
    </style:style>
    <style:style style:name="P7" style:family="paragraph">
      <style:text-properties fo:color="#ffffff" style:text-outline="true" fo:font-family="Raleway" style:font-pitch="variable" fo:font-size="88pt" fo:letter-spacing="-0.106cm" fo:font-weight="bold" style:font-size-asian="88pt" style:font-weight-asian="bold" style:font-size-complex="88pt" style:font-weight-complex="bold" style:text-overline-style="solid" style:text-overline-width="auto" style:text-overline-color="font-color"/>
    </style:style>
    <style:style style:name="P8" style:family="paragraph">
      <style:text-properties fo:color="#ffffff" fo:font-family="'Amerika Sans'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family="'URW Chancery L'" style:font-pitch="variable" fo:font-size="72pt" style:font-size-asian="72pt" style:font-size-complex="72pt"/>
    </style:style>
    <style:style style:name="T2" style:family="text">
      <style:text-properties fo:font-family="'Linux Libertine Display O'" style:font-pitch="variable" fo:font-size="72pt" style:font-size-asian="72pt" style:font-size-complex="72pt"/>
    </style:style>
    <style:style style:name="T3" style:family="text">
      <style:text-properties fo:font-family="Gentium" style:font-pitch="variable" fo:font-size="72pt" style:font-size-asian="72pt" style:font-size-complex="72pt"/>
    </style:style>
    <style:style style:name="T4" style:family="text">
      <style:text-properties fo:color="#000000" fo:font-family="'URW Chancery L'" style:font-pitch="variable" fo:font-size="54pt" style:font-size-asian="54pt" style:font-size-complex="54pt"/>
    </style:style>
    <style:style style:name="T5" style:family="text">
      <style:text-properties fo:color="#ffffff" fo:font-family="Raleway" style:font-pitch="variable" fo:font-size="88pt" fo:letter-spacing="-0.106cm" fo:font-weight="bold" style:font-size-asian="88pt" style:font-weight-asian="bold" style:font-size-complex="88pt" style:font-weight-complex="bold"/>
    </style:style>
    <style:style style:name="T6" style:family="text">
      <style:text-properties fo:color="#e6e6ff" fo:font-family="Raleway" style:font-pitch="variable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ffff" fo:font-family="Raleway" style:font-pitch="variable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ffffff" fo:font-family="'Amerika Sans'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T9" style:family="text">
      <style:text-properties fo:color="#94bd5e" fo:font-family="Raleway" style:font-pitch="variable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7da647" fo:font-family="Raleway" style:font-pitch="variable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c9c9ea" fo:font-family="Raleway" style:font-pitch="variable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4.007cm" svg:height="3.515cm" svg:x="5.445cm" svg:y="10.906cm">
          <draw:text-box>
            <text:p><text:span text:style-name="T1">JLo</text:span></text:p>
          </draw:text-box>
        </draw:frame>
        <draw:frame draw:style-name="gr1" draw:text-style-name="P2" draw:layer="layout" svg:width="3.906cm" svg:height="3.147cm" svg:x="11.191cm" svg:y="11.795cm">
          <draw:text-box>
            <text:p><text:span text:style-name="T2">JLo</text:span></text:p>
          </draw:text-box>
        </draw:frame>
        <draw:frame draw:style-name="gr1" draw:text-style-name="P3" draw:layer="layout" svg:width="3.766cm" svg:height="3.134cm" svg:x="4.302cm" svg:y="3.2cm">
          <draw:text-box>
            <text:p><text:span text:style-name="T3">JLo</text:span></text:p>
          </draw:text-box>
        </draw:frame>
        <draw:path draw:style-name="gr2" draw:text-style-name="P4" draw:layer="layout" svg:width="0.577cm" svg:height="2.088cm" svg:x="8.931cm" svg:y="6.658cm" svg:viewBox="0 0 578 2089" svg:d="m0 0c85 42 187 82 254 149s117 160 127 254c19 174-134 334-127 508 5 134 156 346 177 478 33 209 4 298-62 378-46 111-284 237-369 322 127-85 381-195 453-330 100-187 89-258 55-467-21-132-122-247-127-381-7-174 146-334 127-508-10-94-55-192-127-254-32-37 5-39 197-149-242 44-491 20-578 0z">
          <text:p/>
        </draw:path>
        <draw:path draw:style-name="gr2" draw:text-style-name="P4" draw:layer="layout" svg:width="1cm" svg:height="1.64cm" svg:x="9.509cm" svg:y="6.658cm" svg:viewBox="0 0 1001 1641" svg:d="m578 0c-85 42-187 82-254 149s-117 160-127 254c-19 174 134 334 127 508-5 134-143 316-164 448-20 106-1 130 58 196s294-26 511-93c199-65 286-61 270 109-2-43-12-80-32-100-34-34-87-34-144-4-139 52-302 134-420 158s-222 28-270-46-97-78-63-287c21-132 122-247 127-381 7-174-146-334-127-508 10-94 55-192 127-254 32-37-5-39-197-149 242 44 491 20 578 0z">
          <text:p/>
        </draw:path>
        <draw:g>
          <draw:path draw:style-name="gr2" draw:text-style-name="P4" draw:layer="layout" svg:width="0.763cm" svg:height="2.088cm" svg:x="9.073cm" svg:y="9.128cm" svg:viewBox="0 0 764 2089" svg:d="m0 0c112 42 247 82 336 149s154 160 168 254c25 174-178 334-168 508 6 134 206 346 234 478 43 209 5 298-82 378-61 111-376 237-488 322 168-85 504-195 599-330 132-187 117-258 72-467-27-132-161-247-167-381-10-174 193-334 167-508-13-94-72-192-167-254-43-37 6-39 260-149-320 44-649 20-764 0z">
            <text:p/>
          </draw:path>
          <draw:path draw:style-name="gr2" draw:text-style-name="P4" draw:layer="layout" svg:width="1.131cm" svg:height="1.638cm" svg:x="9.837cm" svg:y="9.128cm" svg:viewBox="0 0 1132 1639" svg:d="m764 0c-112 42-247 82-336 149s-154 160-168 254c-25 174 177 334 168 508-6 134-189 316-217 448-26 106-7 118 44 174s231 6 517-61c264-65 379-61 357 109-2-43-16-80-42-100-45-34-164-8-239 22-184 52-174 78-353 114s-317 30-359-36-88-80-44-289c28-132 162-247 168-381 10-174-193-334-168-508 14-94 73-192 168-254 43-37-6-39-260-149 320 44 649 20 764 0z">
            <text:p/>
          </draw:path>
        </draw:g>
        <draw:path draw:style-name="gr3" draw:text-style-name="P5" draw:layer="layout" svg:width="0.808cm" svg:height="0.92cm" svg:x="9.89cm" svg:y="14.303cm" svg:viewBox="0 0 809 921" svg:d="m667 470c0-51-8-96-24-140s-37-84-64-117-55-61-87-81-56-30-96-30-87 9-119 27-58 43-78 74-35 69-44 111-13 90-13 139 9 96 26 140 40 83 66 117 56 60 88 79 55 30 91 30 82-9 114-25 58-40 79-70 36-67 46-110 15-93 15-144zm142-28c0 52-5 81-16 121s-25 78-43 113-41 68-67 98-55 56-86 78-65 39-100 51-62 18-110 18-112-11-160-33-88-53-121-93-60-85-79-139-27-124-27-176 5-81 15-121 25-77 43-113 40-68 66-99 54-56 86-77 65-39 101-51 64-19 112-19 111 11 159 33 88 54 122 93 60 86 78 140 27 124 27 176z">
          <text:p/>
        </draw:path>
        <draw:frame draw:style-name="gr4" draw:text-style-name="P6" draw:layer="layout" svg:width="1.264cm" svg:height="2.703cm" draw:transform="rotate (0.174532925199433) translate (16.177cm 5.958cm)">
          <draw:text-box>
            <text:p><text:span text:style-name="T4">o</text:span></text:p>
          </draw:text-box>
        </draw:frame>
      </draw:page>
      <draw:page draw:name="page2" draw:style-name="dp1" draw:master-page-name="Default">
        <draw:g>
          <draw:path draw:style-name="gr2" draw:text-style-name="P4" draw:layer="layout" svg:width="1.329cm" svg:height="3.637cm" svg:x="2.27cm" svg:y="1.553cm" svg:viewBox="0 0 1330 3638" svg:d="m0 0c196 73 430 143 585 259s269 279 292 443c44 303-308 581-292 884 11 234 359 603 407 833 76 364 9 519-143 658-106 193-653 413-849 561 292-148 877-340 1043-575 230-325 205-449 126-813-48-230-281-430-292-664-16-303 336-581 292-884-23-164-126-335-292-443-74-64 11-67 453-259-557 77-1130 35-1330 0z">
            <text:p/>
          </draw:path>
          <draw:path draw:style-name="gr2" draw:text-style-name="P4" draw:layer="layout" svg:width="1.97cm" svg:height="2.853cm" svg:x="3.6cm" svg:y="1.553cm" svg:viewBox="0 0 1971 2854" svg:d="m1330 0c-195 73-430 143-585 259s-268 279-292 443c-44 303 308 581 292 884-10 234-329 551-378 781-45 184-12 205 77 303s402 10 900-107c460-113 660-106 622 190-3-75-28-139-73-174-78-60-286-14-416 38-321 91-303 136-615 199s-552 52-625-63-153-139-77-503c49-230 282-430 293-664 17-303-336-581-293-884 25-164 127-335 293-443 75-64-11-67-453-259 557 77 1130 35 1330 0z">
            <text:p/>
          </draw:path>
        </draw:g>
        <draw:path draw:style-name="gr2" draw:text-style-name="P4" draw:layer="layout" svg:width="1.224cm" svg:height="3.637cm" svg:x="2.778cm" svg:y="6.969cm" svg:viewBox="0 0 1225 3638" svg:d="m127 0c196 73 303 143 458 259s269 279 292 443c44 303-308 581-292 884 11 234 359 603 407 833 76 364 9 519-143 658-106 193-653 413-849 561 292-148 877-340 1043-575 230-325 205-449 126-813-48-230-281-430-292-664-16-303 336-581 292-884-23-164-126-335-292-443-74-64 139-132 266-259-557 77-816 35-1016 0z">
          <text:p/>
        </draw:path>
        <draw:path draw:style-name="gr2" draw:text-style-name="P4" draw:layer="layout" svg:width="1.84cm" svg:height="2.853cm" svg:x="4.237cm" svg:y="6.969cm" svg:viewBox="0 0 1841 2854" svg:d="m1081 0c-127 127-310 143-465 259s-268 279-292 443c-44 303 308 581 292 884-10 234-329 551-378 781-45 184-12 205 77 303s402 10 900-107c460-113 660-106 622 190-3-75-28-139-73-174-78-60-286-14-416 38-321 91-303 136-615 199s-552 52-625-63-153-139-77-503c49-230 282-430 293-664 17-303-336-581-293-884 25-164 127-335 293-443 75-64-132-132-259-259 557 77 816 35 1016 0z">
          <text:p/>
        </draw:path>
        <draw:path draw:style-name="gr2" draw:text-style-name="P4" draw:layer="layout" svg:width="1.329cm" svg:height="3.637cm" svg:x="10.525cm" svg:y="3.966cm" svg:viewBox="0 0 1330 3638" svg:d="m0 0c196 73 430 143 585 259s269 279 292 443c44 303-308 581-292 884 11 234 359 603 407 833 76 364 9 519-143 658-106 193-653 413-849 561 292-148 877-340 1043-575 230-325 205-449 126-813-48-230-281-430-292-664-16-303 336-581 292-884-23-164-126-335-292-443-74-64 11-67 453-259-557 77-1130 35-1330 0z">
          <text:p/>
        </draw:path>
        <draw:path draw:style-name="gr2" draw:text-style-name="P4" draw:layer="layout" svg:width="1.751cm" svg:height="2.858cm" svg:x="11.855cm" svg:y="3.966cm" svg:viewBox="0 0 1752 2859" svg:d="m1330 0c-195 73-430 143-585 259s-268 279-292 443c-44 303 308 581 292 884-10 234-329 551-378 781-45 184-12 205 77 303s402 10 900-107c460-113 93-33 408-88-157 71-622 221-937 323s-505 70-578-45-153-139-77-503c49-230 282-430 293-664 17-303-336-581-293-884 25-164 127-335 293-443 75-64-11-67-453-259 557 77 1130 35 1330 0z">
          <text:p/>
        </draw:path>
        <draw:g>
          <draw:path draw:style-name="gr2" draw:text-style-name="P4" draw:layer="layout" svg:width="1.329cm" svg:height="3.637cm" svg:x="15.479cm" svg:y="2.27cm" svg:viewBox="0 0 1330 3638" svg:d="m0 0c196 73 430 143 585 259s269 279 292 443c44 303-308 581-292 884 11 234 359 603 407 833 76 364 9 519-143 658-106 193-653 413-849 561 292-148 877-340 1043-575 230-325 205-449 126-813-48-230-281-430-292-664-16-303 336-581 292-884-23-164-126-335-292-443-74-64 11-67 453-259-557 77-1130 35-1330 0z">
            <text:p/>
          </draw:path>
          <draw:path draw:style-name="gr2" draw:text-style-name="P4" draw:layer="layout" svg:width="1.97cm" svg:height="2.853cm" svg:x="17.009cm" svg:y="2.27cm" svg:viewBox="0 0 1971 2854" svg:d="m1330 0c-195 73-430 143-585 259s-268 279-292 443c-44 303 308 581 292 884-10 234-329 551-378 781-45 184-12 205 77 303s402 10 900-107c460-113 660-106 622 190-3-75-28-139-73-174-78-60-286-14-416 38-321 91-303 136-615 199s-552 52-625-63-153-139-77-503c49-230 282-430 293-664 17-303-336-581-293-884 25-164 127-335 293-443 75-64-11-67-453-259 557 77 1130 35 1330 0z">
            <text:p/>
          </draw:path>
        </draw:g>
      </draw:page>
      <draw:page draw:name="page3" draw:style-name="dp1" draw:master-page-name="Default">
        <draw:custom-shape draw:style-name="gr5" draw:text-style-name="P4" draw:layer="layout" svg:width="19.59cm" svg:height="4.445cm" svg:x="1cm" svg:y="6.2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9.59cm" svg:height="4.699cm" svg:x="0.841cm" svg:y="22.8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9.59cm" svg:height="4.445cm" svg:x="1cm" svg:y="1cm">
          <text:p/>
          <draw:enhanced-geometry svg:viewBox="0 0 21600 21600" draw:type="rectangle" draw:enhanced-path="M 0 0 L 21600 0 21600 21600 0 21600 0 0 Z N"/>
        </draw:custom-shape>
        <draw:g>
          <draw:path draw:style-name="gr8" draw:text-style-name="P4" draw:layer="layout" svg:width="1.329cm" svg:height="3.637cm" svg:x="16.97cm" svg:y="23.397cm" svg:viewBox="0 0 1330 3638" svg:d="m0 0c196 73 430 143 585 259s269 279 292 443c44 303-308 581-292 884 11 234 359 603 407 833 76 364 9 519-143 658-106 193-653 413-849 561 292-148 877-340 1043-575 230-325 205-449 126-813-48-230-281-430-292-664-16-303 336-581 292-884-23-164-126-335-292-443-74-64 11-67 453-259-557 77-1130 35-1330 0z">
            <text:p/>
          </draw:path>
          <draw:path draw:style-name="gr8" draw:text-style-name="P4" draw:layer="layout" svg:width="1.97cm" svg:height="2.853cm" svg:x="18.3cm" svg:y="23.397cm" svg:viewBox="0 0 1971 2854" svg:d="m1330 0c-195 73-430 143-585 259s-268 279-292 443c-44 303 308 581 292 884-10 234-329 551-378 781-45 184-12 205 77 303s402 10 900-107c460-113 660-106 622 190-3-75-28-139-73-174-78-60-286-14-416 38-321 91-303 136-615 199s-552 52-625-63-153-139-77-503c49-230 282-430 293-664 17-303-336-581-293-884 25-164 127-335 293-443 75-64-11-67-453-259 557 77 1130 35 1330 0z">
            <text:p/>
          </draw:path>
        </draw:g>
        <draw:frame draw:style-name="gr9" draw:text-style-name="P7" draw:layer="layout" svg:width="5.967cm" svg:height="3.79cm" svg:x="1.448cm" svg:y="0.841cm">
          <draw:text-box>
            <text:p><text:span text:style-name="T5">JLo</text:span></text:p>
          </draw:text-box>
        </draw:frame>
        <draw:frame draw:style-name="gr10" draw:text-style-name="P8" draw:layer="layout" svg:width="18.692cm" svg:height="1.729cm" svg:x="1.399cm" svg:y="4.175cm">
          <draw:text-box>
            <text:p><text:span text:style-name="T6">The</text:span><text:span text:style-name="T7"> Subobject-Oriented </text:span><text:span text:style-name="T6">Programming Language</text:span></text:p>
            <text:p><text:span text:style-name="T8"/></text:p>
          </draw:text-box>
        </draw:frame>
        <draw:g>
          <draw:path draw:style-name="gr11" draw:text-style-name="P4" draw:layer="layout" svg:width="1.329cm" svg:height="3.637cm" svg:x="1.603cm" svg:y="23.225cm" svg:viewBox="0 0 1330 3638" svg:d="m0 0c196 73 430 143 585 259s269 279 292 443c44 303-308 581-292 884 11 234 359 603 407 833 76 364 9 519-143 658-106 193-653 413-849 561 292-148 877-340 1043-575 230-325 205-449 126-813-48-230-281-430-292-664-16-303 336-581 292-884-23-164-126-335-292-443-74-64 11-67 453-259-557 77-1130 35-1330 0z">
            <text:p/>
          </draw:path>
          <draw:path draw:style-name="gr11" draw:text-style-name="P4" draw:layer="layout" svg:width="1.97cm" svg:height="2.853cm" svg:x="3.133cm" svg:y="23.225cm" svg:viewBox="0 0 1971 2854" svg:d="m1330 0c-195 73-430 143-585 259s-268 279-292 443c-44 303 308 581 292 884-10 234-329 551-378 781-45 184-12 205 77 303s402 10 900-107c460-113 660-106 622 190-3-75-28-139-73-174-78-60-286-14-416 38-321 91-303 136-615 199s-552 52-625-63-153-139-77-503c49-230 282-430 293-664 17-303-336-581-293-884 25-164 127-335 293-443 75-64-11-67-453-259 557 77 1130 35 1330 0z">
            <text:p/>
          </draw:path>
        </draw:g>
        <draw:custom-shape draw:style-name="gr12" draw:text-style-name="P4" draw:layer="layout" svg:width="19.59cm" svg:height="4.396cm" svg:x="1cm" svg:y="6.229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5.967cm" svg:height="3.79cm" svg:x="1.448cm" svg:y="6.097cm">
          <draw:text-box>
            <text:p><text:span text:style-name="T5">JLo</text:span></text:p>
          </draw:text-box>
        </draw:frame>
        <draw:frame draw:style-name="gr13" draw:text-style-name="P8" draw:layer="layout" svg:width="18.692cm" svg:height="1.573cm" svg:x="1.399cm" svg:y="9.431cm">
          <draw:text-box>
            <text:p><text:span text:style-name="T9">The</text:span><text:span text:style-name="T7"> Subobject-Oriented </text:span><text:span text:style-name="T10">Programming Language</text:span></text:p>
          </draw:text-box>
        </draw:frame>
        <draw:custom-shape draw:style-name="gr14" draw:text-style-name="P4" draw:layer="layout" svg:width="19.59cm" svg:height="4.445cm" svg:x="1cm" svg:y="17.923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5.967cm" svg:height="3.79cm" svg:x="1.448cm" svg:y="17.764cm">
          <draw:text-box>
            <text:p><text:span text:style-name="T5">JLo</text:span></text:p>
          </draw:text-box>
        </draw:frame>
        <draw:frame draw:style-name="gr10" draw:text-style-name="P8" draw:layer="layout" svg:width="18.692cm" svg:height="1.729cm" svg:x="1.399cm" svg:y="21.098cm">
          <draw:text-box>
            <text:p><text:span text:style-name="T6">The</text:span><text:span text:style-name="T7"> Subobject-Oriented </text:span><text:span text:style-name="T6">Programming Language</text:span></text:p>
            <text:p><text:span text:style-name="T8"/></text:p>
          </draw:text-box>
        </draw:frame>
        <draw:custom-shape draw:style-name="gr15" draw:text-style-name="P4" draw:layer="layout" svg:width="19.59cm" svg:height="4.445cm" svg:x="1cm" svg:y="12.03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9.59cm" svg:height="4.396cm" svg:x="1cm" svg:y="12.07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9.59cm" svg:height="4.445cm" svg:x="1cm" svg:y="12.011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5.967cm" svg:height="3.79cm" svg:x="1.448cm" svg:y="11.922cm">
          <draw:text-box>
            <text:p><text:span text:style-name="T5">JLo</text:span></text:p>
          </draw:text-box>
        </draw:frame>
        <draw:frame draw:style-name="gr13" draw:text-style-name="P8" draw:layer="layout" svg:width="18.692cm" svg:height="1.573cm" svg:x="1.399cm" svg:y="15.256cm">
          <draw:text-box>
            <text:p><text:span text:style-name="T11">The</text:span><text:span text:style-name="T7"> Subobject-Oriented </text:span><text:span text:style-name="T11">Programming Language</text:span></text:p>
          </draw:text-box>
        </draw:frame>
      </draw:page>
      <draw:page draw:name="page4" draw:style-name="dp1" draw:master-page-name="Default">
        <draw:custom-shape draw:style-name="gr18" draw:text-style-name="P4" draw:layer="layout" svg:width="19.59cm" svg:height="4.699cm" svg:x="1cm" svg:y="17.638cm">
          <text:p/>
          <draw:enhanced-geometry svg:viewBox="0 0 21600 21600" draw:type="rectangle" draw:enhanced-path="M 0 0 L 21600 0 21600 21600 0 21600 0 0 Z N"/>
        </draw:custom-shape>
        <draw:g>
          <draw:path draw:style-name="gr19" draw:text-style-name="P4" draw:layer="layout" svg:width="1.329cm" svg:height="3.637cm" svg:x="1.508cm" svg:y="18.273cm" svg:viewBox="0 0 1330 3638" svg:d="m0 0c196 73 430 143 585 259s269 279 292 443c44 303-308 581-292 884 11 234 359 603 407 833 76 364 9 519-143 658-106 193-653 413-849 561 292-148 877-340 1043-575 230-325 205-449 126-813-48-230-281-430-292-664-16-303 336-581 292-884-23-164-126-335-292-443-74-64 11-67 453-259-557 77-1130 35-1330 0z">
            <text:p/>
          </draw:path>
          <draw:path draw:style-name="gr19" draw:text-style-name="P4" draw:layer="layout" svg:width="1.97cm" svg:height="2.853cm" svg:x="3.038cm" svg:y="18.273cm" svg:viewBox="0 0 1971 2854" svg:d="m1330 0c-195 73-430 143-585 259s-268 279-292 443c-44 303 308 581 292 884-10 234-329 551-378 781-45 184-12 205 77 303s402 10 900-107c460-113 660-106 622 190-3-75-28-139-73-174-78-60-286-14-416 38-321 91-303 136-615 199s-552 52-625-63-153-139-77-503c49-230 282-430 293-664 17-303-336-581-293-884 25-164 127-335 293-443 75-64-11-67-453-259 557 77 1130 35 1330 0z">
            <text:p/>
          </draw:path>
        </draw:g>
      </draw:page>
      <draw:page draw:name="page5" draw:style-name="dp1" draw:master-page-name="Default">
        <draw:custom-shape draw:style-name="gr15" draw:text-style-name="P4" draw:layer="layout" svg:width="19.59cm" svg:height="4.445cm" svg:x="1cm" svg:y="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9.59cm" svg:height="4.396cm" svg:x="1cm" svg:y="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19.59cm" svg:height="4.445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7" draw:layer="layout" svg:width="5.967cm" svg:height="3.79cm" svg:x="1.448cm" svg:y="0.919cm">
          <draw:text-box>
            <text:p><text:span text:style-name="T5">JLo</text:span></text:p>
          </draw:text-box>
        </draw:frame>
        <draw:frame draw:style-name="gr22" draw:text-style-name="P8" draw:layer="layout" svg:width="19.433cm" svg:height="1.573cm" svg:x="1.399cm" svg:y="4.253cm">
          <draw:text-box>
            <text:p><text:span text:style-name="T11">The</text:span><text:span text:style-name="T7"> Subobject-Oriented </text:span><text:span text:style-name="T11">Programming Language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radial" draw:cx="25%" draw:cy="40%" draw:start-color="#000b3d" draw:end-color="#001966" draw:start-intensity="100%" draw:end-intensity="100%" draw:border="0%"/>
    <draw:hatch draw:name="Black_20_0_20_Degrees" draw:display-name="Black 0 Degrees" draw:style="single" draw:color="#000000" draw:distance="0.102cm" draw:rotation="0"/>
    <draw:hatch draw:name="overlay" draw:style="single" draw:color="#004a4a" draw:distance="0.076cm" draw:rotation="450"/>
    <draw:hatch draw:name="overlay_20_gray" draw:display-name="overlay gray" draw:style="single" draw:color="#464746" draw:distance="0.076cm" draw:rotation="450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o Dooren</meta:initial-creator>
    <meta:creation-date>2012-02-19T22:20:33</meta:creation-date>
    <dc:date>2012-02-21T00:10:48</dc:date>
    <dc:creator>Marko Dooren</dc:creator>
    <meta:editing-duration>PT4H8M39S</meta:editing-duration>
    <meta:editing-cycles>10</meta:editing-cycles>
    <meta:generator>LibreOffice/3.4$Unix LibreOffice_project/340m1$Build-402</meta:generator>
    <meta:document-statistic meta:object-count="51"/>
  </office:meta>
</office:document-meta>
</file>